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0.0866in" svg:y="2.1961in">
            <draw:object draw:notify-on-update-of-ranges="Sheet1.A1:Sheet1.A1 Sheet1.A2:Sheet1.A11 Sheet1.C1:Sheet1.C1 Sheet1.C2:Sheet1.C11 Sheet1.A1:Sheet1.A1 Sheet1.A2:Sheet1.A11 Sheet1.D1:Sheet1.D1 Sheet1.D2:Sheet1.D11 Sheet1.A1:Sheet1.A1 Sheet1.A2:Sheet1.A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9.9185in" svg:y="2.1961in">
            <draw:object draw:notify-on-update-of-ranges="Sheet1.M1:Sheet1.M1 Sheet1.M2:Sheet1.M11 Sheet1.O1:Sheet1.O1 Sheet1.O2:Sheet1.O11 Sheet1.M1:Sheet1.M1 Sheet1.M2:Sheet1.M11 Sheet1.P1:Sheet1.P1 Sheet1.P2:Sheet1.P11 Sheet1.M1:Sheet1.M1 Sheet1.M2:Sheet1.M11 Sheet1.Q1:Sheet1.Q1 Sheet1.Q2:Sheet1.Q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opr</text:p>
          </table:table-cell>
          <table:table-cell office:value-type="string" calcext:value-type="string">
            <text:p>avg_opr</text:p>
          </table:table-cell>
          <table:table-cell office:value-type="string" calcext:value-type="string">
            <text:p>max_opr</text:p>
          </table:table-cell>
          <table:table-cell office:value-type="string" calcext:value-type="string">
            <text:p>min_opw</text:p>
          </table:table-cell>
          <table:table-cell office:value-type="string" calcext:value-type="string">
            <text:p>avg_opw</text:p>
          </table:table-cell>
          <table:table-cell office:value-type="string" calcext:value-type="string">
            <text:p>max_opw</text:p>
          </table:table-cell>
          <table:table-cell office:value-type="string" calcext:value-type="string">
            <text:p>n+k</text:p>
          </table:table-cell>
          <table:table-cell table:number-columns-repeated="3"/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opr</text:p>
          </table:table-cell>
          <table:table-cell office:value-type="string" calcext:value-type="string">
            <text:p>avg_opr</text:p>
          </table:table-cell>
          <table:table-cell office:value-type="string" calcext:value-type="string">
            <text:p>max_opr</text:p>
          </table:table-cell>
          <table:table-cell office:value-type="string" calcext:value-type="string">
            <text:p>min_opw</text:p>
          </table:table-cell>
          <table:table-cell office:value-type="string" calcext:value-type="string">
            <text:p>avg_opw</text:p>
          </table:table-cell>
          <table:table-cell office:value-type="string" calcext:value-type="string">
            <text:p>max_opw</text:p>
          </table:table-cell>
          <table:table-cell office:value-type="string" calcext:value-type="string">
            <text:p>n+k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62" calcext:value-type="float">
            <text:p>862</text:p>
          </table:table-cell>
          <table:table-cell office:value-type="float" office:value="863.9" calcext:value-type="float">
            <text:p>863.9</text:p>
          </table:table-cell>
          <table:table-cell office:value-type="float" office:value="864" calcext:value-type="float">
            <text:p>864</text:p>
          </table:table-cell>
          <table:table-cell office:value-type="float" office:value="363" calcext:value-type="float">
            <text:p>363</text:p>
          </table:table-cell>
          <table:table-cell office:value-type="float" office:value="364.9" calcext:value-type="float">
            <text:p>364.9</text:p>
          </table:table-cell>
          <table:table-cell office:value-type="float" office:value="365" calcext:value-type="float">
            <text:p>365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2728" calcext:value-type="float">
            <text:p>2728</text:p>
          </table:table-cell>
          <table:table-cell office:value-type="float" office:value="2780.9" calcext:value-type="float">
            <text:p>2780.9</text:p>
          </table:table-cell>
          <table:table-cell office:value-type="float" office:value="2798" calcext:value-type="float">
            <text:p>2798</text:p>
          </table:table-cell>
          <table:table-cell office:value-type="float" office:value="2229" calcext:value-type="float">
            <text:p>2229</text:p>
          </table:table-cell>
          <table:table-cell office:value-type="float" office:value="2281.9" calcext:value-type="float">
            <text:p>2281.9</text:p>
          </table:table-cell>
          <table:table-cell office:value-type="float" office:value="2299" calcext:value-type="float">
            <text:p>229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9.9" calcext:value-type="float">
            <text:p>1729.9</text:p>
          </table:table-cell>
          <table:table-cell office:value-type="float" office:value="1730" calcext:value-type="float">
            <text:p>1730</text:p>
          </table:table-cell>
          <table:table-cell office:value-type="float" office:value="729" calcext:value-type="float">
            <text:p>729</text:p>
          </table:table-cell>
          <table:table-cell office:value-type="float" office:value="730.9" calcext:value-type="float">
            <text:p>730.9</text:p>
          </table:table-cell>
          <table:table-cell office:value-type="float" office:value="731" calcext:value-type="float">
            <text:p>731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522" calcext:value-type="float">
            <text:p>5522</text:p>
          </table:table-cell>
          <table:table-cell office:value-type="float" office:value="5578.7" calcext:value-type="float">
            <text:p>5578.7</text:p>
          </table:table-cell>
          <table:table-cell office:value-type="float" office:value="5598" calcext:value-type="float">
            <text:p>5598</text:p>
          </table:table-cell>
          <table:table-cell office:value-type="float" office:value="4523" calcext:value-type="float">
            <text:p>4523</text:p>
          </table:table-cell>
          <table:table-cell office:value-type="float" office:value="4579.7" calcext:value-type="float">
            <text:p>4579.7</text:p>
          </table:table-cell>
          <table:table-cell office:value-type="float" office:value="4599" calcext:value-type="float">
            <text:p>4599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598" calcext:value-type="float">
            <text:p>2598</text:p>
          </table:table-cell>
          <table:table-cell table:number-columns-repeated="3" office:value-type="float" office:value="1099" calcext:value-type="float">
            <text:p>1099</text:p>
          </table:table-cell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8286" calcext:value-type="float">
            <text:p>8286</text:p>
          </table:table-cell>
          <table:table-cell office:value-type="float" office:value="8377.3" calcext:value-type="float">
            <text:p>8377.3</text:p>
          </table:table-cell>
          <table:table-cell office:value-type="float" office:value="8398" calcext:value-type="float">
            <text:p>8398</text:p>
          </table:table-cell>
          <table:table-cell office:value-type="float" office:value="6787" calcext:value-type="float">
            <text:p>6787</text:p>
          </table:table-cell>
          <table:table-cell office:value-type="float" office:value="6878.3" calcext:value-type="float">
            <text:p>6878.3</text:p>
          </table:table-cell>
          <table:table-cell office:value-type="float" office:value="6899" calcext:value-type="float">
            <text:p>6899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462" calcext:value-type="float">
            <text:p>3462</text:p>
          </table:table-cell>
          <table:table-cell office:value-type="float" office:value="3463.9" calcext:value-type="float">
            <text:p>3463.9</text:p>
          </table:table-cell>
          <table:table-cell office:value-type="float" office:value="3464" calcext:value-type="float">
            <text:p>3464</text:p>
          </table:table-cell>
          <table:table-cell office:value-type="float" office:value="1463" calcext:value-type="float">
            <text:p>1463</text:p>
          </table:table-cell>
          <table:table-cell office:value-type="float" office:value="1464.9" calcext:value-type="float">
            <text:p>1464.9</text:p>
          </table:table-cell>
          <table:table-cell office:value-type="float" office:value="1465" calcext:value-type="float">
            <text:p>1465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1104" calcext:value-type="float">
            <text:p>11104</text:p>
          </table:table-cell>
          <table:table-cell office:value-type="float" office:value="11179.2" calcext:value-type="float">
            <text:p>11179.2</text:p>
          </table:table-cell>
          <table:table-cell office:value-type="float" office:value="11198" calcext:value-type="float">
            <text:p>11198</text:p>
          </table:table-cell>
          <table:table-cell office:value-type="float" office:value="9105" calcext:value-type="float">
            <text:p>9105</text:p>
          </table:table-cell>
          <table:table-cell office:value-type="float" office:value="9180.2" calcext:value-type="float">
            <text:p>9180.2</text:p>
          </table:table-cell>
          <table:table-cell office:value-type="float" office:value="9199" calcext:value-type="float">
            <text:p>9199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328" calcext:value-type="float">
            <text:p>4328</text:p>
          </table:table-cell>
          <table:table-cell office:value-type="float" office:value="4329.9" calcext:value-type="float">
            <text:p>4329.9</text:p>
          </table:table-cell>
          <table:table-cell office:value-type="float" office:value="4330" calcext:value-type="float">
            <text:p>4330</text:p>
          </table:table-cell>
          <table:table-cell office:value-type="float" office:value="1829" calcext:value-type="float">
            <text:p>1829</text:p>
          </table:table-cell>
          <table:table-cell office:value-type="float" office:value="1830.9" calcext:value-type="float">
            <text:p>1830.9</text:p>
          </table:table-cell>
          <table:table-cell office:value-type="float" office:value="1831" calcext:value-type="float">
            <text:p>1831</text:p>
          </table:table-cell>
          <table:table-cell office:value-type="float" office:value="664" calcext:value-type="float">
            <text:p>66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3858" calcext:value-type="float">
            <text:p>13858</text:p>
          </table:table-cell>
          <table:table-cell office:value-type="float" office:value="13979.4" calcext:value-type="float">
            <text:p>13979.4</text:p>
          </table:table-cell>
          <table:table-cell office:value-type="float" office:value="13998" calcext:value-type="float">
            <text:p>13998</text:p>
          </table:table-cell>
          <table:table-cell office:value-type="float" office:value="11359" calcext:value-type="float">
            <text:p>11359</text:p>
          </table:table-cell>
          <table:table-cell office:value-type="float" office:value="11480.4" calcext:value-type="float">
            <text:p>11480.4</text:p>
          </table:table-cell>
          <table:table-cell office:value-type="float" office:value="11499" calcext:value-type="float">
            <text:p>11499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5196" calcext:value-type="float">
            <text:p>5196</text:p>
          </table:table-cell>
          <table:table-cell office:value-type="float" office:value="5197.9" calcext:value-type="float">
            <text:p>5197.9</text:p>
          </table:table-cell>
          <table:table-cell office:value-type="float" office:value="5198" calcext:value-type="float">
            <text:p>5198</text:p>
          </table:table-cell>
          <table:table-cell office:value-type="float" office:value="2197" calcext:value-type="float">
            <text:p>2197</text:p>
          </table:table-cell>
          <table:table-cell office:value-type="float" office:value="2198.9" calcext:value-type="float">
            <text:p>2198.9</text:p>
          </table:table-cell>
          <table:table-cell office:value-type="float" office:value="2199" calcext:value-type="float">
            <text:p>2199</text:p>
          </table:table-cell>
          <table:table-cell office:value-type="float" office:value="799" calcext:value-type="float">
            <text:p>799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6712" calcext:value-type="float">
            <text:p>16712</text:p>
          </table:table-cell>
          <table:table-cell office:value-type="float" office:value="16778.4" calcext:value-type="float">
            <text:p>16778.4</text:p>
          </table:table-cell>
          <table:table-cell office:value-type="float" office:value="16798" calcext:value-type="float">
            <text:p>16798</text:p>
          </table:table-cell>
          <table:table-cell office:value-type="float" office:value="13713" calcext:value-type="float">
            <text:p>13713</text:p>
          </table:table-cell>
          <table:table-cell office:value-type="float" office:value="13779.4" calcext:value-type="float">
            <text:p>13779.4</text:p>
          </table:table-cell>
          <table:table-cell office:value-type="float" office:value="13799" calcext:value-type="float">
            <text:p>13799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6062" calcext:value-type="float">
            <text:p>6062</text:p>
          </table:table-cell>
          <table:table-cell office:value-type="float" office:value="6063.9" calcext:value-type="float">
            <text:p>6063.9</text:p>
          </table:table-cell>
          <table:table-cell office:value-type="float" office:value="6064" calcext:value-type="float">
            <text:p>6064</text:p>
          </table:table-cell>
          <table:table-cell office:value-type="float" office:value="2563" calcext:value-type="float">
            <text:p>2563</text:p>
          </table:table-cell>
          <table:table-cell office:value-type="float" office:value="2564.9" calcext:value-type="float">
            <text:p>2564.9</text:p>
          </table:table-cell>
          <table:table-cell office:value-type="float" office:value="2565" calcext:value-type="float">
            <text:p>2565</text:p>
          </table:table-cell>
          <table:table-cell office:value-type="float" office:value="932" calcext:value-type="float">
            <text:p>932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19466" calcext:value-type="float">
            <text:p>19466</text:p>
          </table:table-cell>
          <table:table-cell office:value-type="float" office:value="19577" calcext:value-type="float">
            <text:p>19577</text:p>
          </table:table-cell>
          <table:table-cell office:value-type="float" office:value="19598" calcext:value-type="float">
            <text:p>19598</text:p>
          </table:table-cell>
          <table:table-cell office:value-type="float" office:value="15967" calcext:value-type="float">
            <text:p>15967</text:p>
          </table:table-cell>
          <table:table-cell office:value-type="float" office:value="16078" calcext:value-type="float">
            <text:p>16078</text:p>
          </table:table-cell>
          <table:table-cell office:value-type="float" office:value="16099" calcext:value-type="float">
            <text:p>16099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28" calcext:value-type="float">
            <text:p>6928</text:p>
          </table:table-cell>
          <table:table-cell office:value-type="float" office:value="6929.9" calcext:value-type="float">
            <text:p>6929.9</text:p>
          </table:table-cell>
          <table:table-cell office:value-type="float" office:value="6930" calcext:value-type="float">
            <text:p>6930</text:p>
          </table:table-cell>
          <table:table-cell office:value-type="float" office:value="2929" calcext:value-type="float">
            <text:p>2929</text:p>
          </table:table-cell>
          <table:table-cell office:value-type="float" office:value="2930.9" calcext:value-type="float">
            <text:p>2930.9</text:p>
          </table:table-cell>
          <table:table-cell office:value-type="float" office:value="2931" calcext:value-type="float">
            <text:p>2931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22306" calcext:value-type="float">
            <text:p>22306</text:p>
          </table:table-cell>
          <table:table-cell office:value-type="float" office:value="22378.8" calcext:value-type="float">
            <text:p>22378.8</text:p>
          </table:table-cell>
          <table:table-cell office:value-type="float" office:value="22398" calcext:value-type="float">
            <text:p>22398</text:p>
          </table:table-cell>
          <table:table-cell office:value-type="float" office:value="18307" calcext:value-type="float">
            <text:p>18307</text:p>
          </table:table-cell>
          <table:table-cell office:value-type="float" office:value="18379.8" calcext:value-type="float">
            <text:p>18379.8</text:p>
          </table:table-cell>
          <table:table-cell office:value-type="float" office:value="18399" calcext:value-type="float">
            <text:p>18399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796" calcext:value-type="float">
            <text:p>7796</text:p>
          </table:table-cell>
          <table:table-cell table:number-columns-repeated="2" office:value-type="float" office:value="7798" calcext:value-type="float">
            <text:p>7798</text:p>
          </table:table-cell>
          <table:table-cell office:value-type="float" office:value="3297" calcext:value-type="float">
            <text:p>3297</text:p>
          </table:table-cell>
          <table:table-cell table:number-columns-repeated="2" office:value-type="float" office:value="3299" calcext:value-type="float">
            <text:p>3299</text:p>
          </table:table-cell>
          <table:table-cell office:value-type="float" office:value="1199" calcext:value-type="float">
            <text:p>1199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25070" calcext:value-type="float">
            <text:p>25070</text:p>
          </table:table-cell>
          <table:table-cell office:value-type="float" office:value="25182.1" calcext:value-type="float">
            <text:p>25182.1</text:p>
          </table:table-cell>
          <table:table-cell office:value-type="float" office:value="25198" calcext:value-type="float">
            <text:p>25198</text:p>
          </table:table-cell>
          <table:table-cell office:value-type="float" office:value="20571" calcext:value-type="float">
            <text:p>20571</text:p>
          </table:table-cell>
          <table:table-cell office:value-type="float" office:value="20683.1" calcext:value-type="float">
            <text:p>20683.1</text:p>
          </table:table-cell>
          <table:table-cell office:value-type="float" office:value="20699" calcext:value-type="float">
            <text:p>20699</text:p>
          </table:table-cell>
          <table:table-cell office:value-type="float" office:value="9897" calcext:value-type="float">
            <text:p>98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662" calcext:value-type="float">
            <text:p>8662</text:p>
          </table:table-cell>
          <table:table-cell office:value-type="float" office:value="8663.9" calcext:value-type="float">
            <text:p>8663.9</text:p>
          </table:table-cell>
          <table:table-cell office:value-type="float" office:value="8664" calcext:value-type="float">
            <text:p>8664</text:p>
          </table:table-cell>
          <table:table-cell office:value-type="float" office:value="3663" calcext:value-type="float">
            <text:p>3663</text:p>
          </table:table-cell>
          <table:table-cell office:value-type="float" office:value="3664.9" calcext:value-type="float">
            <text:p>3664.9</text:p>
          </table:table-cell>
          <table:table-cell office:value-type="float" office:value="3665" calcext:value-type="float">
            <text:p>3665</text:p>
          </table:table-cell>
          <table:table-cell office:value-type="float" office:value="1332" calcext:value-type="float">
            <text:p>133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914" calcext:value-type="float">
            <text:p>27914</text:p>
          </table:table-cell>
          <table:table-cell office:value-type="float" office:value="27979.2" calcext:value-type="float">
            <text:p>27979.2</text:p>
          </table:table-cell>
          <table:table-cell office:value-type="float" office:value="27998" calcext:value-type="float">
            <text:p>27998</text:p>
          </table:table-cell>
          <table:table-cell office:value-type="float" office:value="22915" calcext:value-type="float">
            <text:p>22915</text:p>
          </table:table-cell>
          <table:table-cell office:value-type="float" office:value="22980.2" calcext:value-type="float">
            <text:p>22980.2</text:p>
          </table:table-cell>
          <table:table-cell office:value-type="float" office:value="22999" calcext:value-type="float">
            <text:p>22999</text:p>
          </table:table-cell>
          <table:table-cell office:value-type="float" office:value="10994" calcext:value-type="float">
            <text:p>10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21:19:46.352747275</meta:creation-date>
    <dc:date>2022-03-14T21:37:46.483616456</dc:date>
    <meta:editing-duration>PT7M50S</meta:editing-duration>
    <meta:editing-cycles>1</meta:editing-cycles>
    <meta:document-statistic meta:table-count="1" meta:cell-count="198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331cm" svg:y="3.705cm" style:legend-expansion="high" chart:style-name="ch2"/>
        <chart:plot-area chart:style-name="ch3" table:cell-range-address="Sheet1.A1:Sheet1.A11 Sheet1.C1:Sheet1.E11" chart:data-source-has-labels="row" svg:x="0.319cm" svg:y="0.18cm" svg:width="12.693cm" svg:height="8.645cm">
          <chartooo:coordinate-region svg:x="1.311cm" svg:y="0.379cm" svg:width="11.14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chart:label-cell-address="Sheet1.C1:Sheet1.C1" chart:class="chart:scatter">
            <chart:domain table:cell-range-address="Sheet1.A2:Sheet1.A11"/>
            <chart:data-point chart:repeated="10"/>
          </chart:series>
          <chart:series chart:style-name="ch7" chart:values-cell-range-address="Sheet1.D2:Sheet1.D11" chart:label-cell-address="Sheet1.D1:Sheet1.D1" chart:class="chart:scatter">
            <chart:data-point chart:repeated="10"/>
          </chart:series>
          <chart:series chart:style-name="ch8" chart:values-cell-range-address="Sheet1.E2:Sheet1.E11" chart:label-cell-address="Sheet1.E1:Sheet1.E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opr</text:p>
                <draw:g>
                  <svg:desc>Sheet1.C1:Sheet1.C1</svg:desc>
                </draw:g>
              </table:table-cell>
              <table:table-cell office:value-type="string">
                <text:p>avg_opr</text:p>
                <draw:g>
                  <svg:desc>Sheet1.D1:Sheet1.D1</svg:desc>
                </draw:g>
              </table:table-cell>
              <table:table-cell office:value-type="string">
                <text:p>max_op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862">
                <text:p>862</text:p>
                <draw:g>
                  <svg:desc>Sheet1.C2:Sheet1.C11</svg:desc>
                </draw:g>
              </table:table-cell>
              <table:table-cell office:value-type="float" office:value="863.9">
                <text:p>863.9</text:p>
                <draw:g>
                  <svg:desc>Sheet1.D2:Sheet1.D11</svg:desc>
                </draw:g>
              </table:table-cell>
              <table:table-cell office:value-type="float" office:value="864">
                <text:p>864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728">
                <text:p>1728</text:p>
              </table:table-cell>
              <table:table-cell office:value-type="float" office:value="1729.9">
                <text:p>1729.9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598">
                <text:p>2598</text:p>
              </table:table-cell>
              <table:table-cell office:value-type="float" office:value="2598">
                <text:p>2598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462">
                <text:p>3462</text:p>
              </table:table-cell>
              <table:table-cell office:value-type="float" office:value="3463.9">
                <text:p>3463.9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328">
                <text:p>4328</text:p>
              </table:table-cell>
              <table:table-cell office:value-type="float" office:value="4329.9">
                <text:p>4329.9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196">
                <text:p>5196</text:p>
              </table:table-cell>
              <table:table-cell office:value-type="float" office:value="5197.9">
                <text:p>5197.9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062">
                <text:p>6062</text:p>
              </table:table-cell>
              <table:table-cell office:value-type="float" office:value="6063.9">
                <text:p>6063.9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928">
                <text:p>6928</text:p>
              </table:table-cell>
              <table:table-cell office:value-type="float" office:value="6929.9">
                <text:p>6929.9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7796">
                <text:p>7796</text:p>
              </table:table-cell>
              <table:table-cell office:value-type="float" office:value="7798">
                <text:p>7798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662">
                <text:p>8662</text:p>
              </table:table-cell>
              <table:table-cell office:value-type="float" office:value="8663.9">
                <text:p>8663.9</text:p>
              </table:table-cell>
              <table:table-cell office:value-type="float" office:value="8664">
                <text:p>8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331cm" svg:y="3.706cm" style:legend-expansion="high" chart:style-name="ch2"/>
        <chart:plot-area chart:style-name="ch3" table:cell-range-address="Sheet1.M1:Sheet1.M11 Sheet1.O1:Sheet1.Q11" chart:data-source-has-labels="row" svg:x="0.319cm" svg:y="0.18cm" svg:width="12.693cm" svg:height="8.646cm">
          <chartooo:coordinate-region svg:x="1.496cm" svg:y="0.379cm" svg:width="11.14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11" chart:label-cell-address="Sheet1.O1:Sheet1.O1" chart:class="chart:scatter">
            <chart:domain table:cell-range-address="Sheet1.M2:Sheet1.M11"/>
            <chart:data-point chart:repeated="10"/>
          </chart:series>
          <chart:series chart:style-name="ch7" chart:values-cell-range-address="Sheet1.P2:Sheet1.P11" chart:label-cell-address="Sheet1.P1:Sheet1.P1" chart:class="chart:scatter">
            <chart:data-point chart:repeated="10"/>
          </chart:series>
          <chart:series chart:style-name="ch8" chart:values-cell-range-address="Sheet1.Q2:Sheet1.Q11" chart:label-cell-address="Sheet1.Q1:Sheet1.Q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in_opr</text:p>
                <draw:g>
                  <svg:desc>Sheet1.O1:Sheet1.O1</svg:desc>
                </draw:g>
              </table:table-cell>
              <table:table-cell office:value-type="string">
                <text:p>avg_opr</text:p>
                <draw:g>
                  <svg:desc>Sheet1.P1:Sheet1.P1</svg:desc>
                </draw:g>
              </table:table-cell>
              <table:table-cell office:value-type="string">
                <text:p>max_opr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M2:Sheet1.M11</svg:desc>
                </draw:g>
              </table:table-cell>
              <table:table-cell office:value-type="float" office:value="2728">
                <text:p>2728</text:p>
                <draw:g>
                  <svg:desc>Sheet1.O2:Sheet1.O11</svg:desc>
                </draw:g>
              </table:table-cell>
              <table:table-cell office:value-type="float" office:value="2780.9">
                <text:p>2780.9</text:p>
                <draw:g>
                  <svg:desc>Sheet1.P2:Sheet1.P11</svg:desc>
                </draw:g>
              </table:table-cell>
              <table:table-cell office:value-type="float" office:value="2798">
                <text:p>2798</text:p>
                <draw:g>
                  <svg:desc>Sheet1.Q2:Sheet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22">
                <text:p>5522</text:p>
              </table:table-cell>
              <table:table-cell office:value-type="float" office:value="5578.7">
                <text:p>5578.7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286">
                <text:p>8286</text:p>
              </table:table-cell>
              <table:table-cell office:value-type="float" office:value="8377.3">
                <text:p>8377.3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1104">
                <text:p>11104</text:p>
              </table:table-cell>
              <table:table-cell office:value-type="float" office:value="11179.2">
                <text:p>11179.2</text:p>
              </table:table-cell>
              <table:table-cell office:value-type="float" office:value="11198">
                <text:p>1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858">
                <text:p>13858</text:p>
              </table:table-cell>
              <table:table-cell office:value-type="float" office:value="13979.4">
                <text:p>13979.4</text:p>
              </table:table-cell>
              <table:table-cell office:value-type="float" office:value="13998">
                <text:p>13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6712">
                <text:p>16712</text:p>
              </table:table-cell>
              <table:table-cell office:value-type="float" office:value="16778.4">
                <text:p>16778.4</text:p>
              </table:table-cell>
              <table:table-cell office:value-type="float" office:value="16798">
                <text:p>16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9466">
                <text:p>19466</text:p>
              </table:table-cell>
              <table:table-cell office:value-type="float" office:value="19577">
                <text:p>19577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2306">
                <text:p>22306</text:p>
              </table:table-cell>
              <table:table-cell office:value-type="float" office:value="22378.8">
                <text:p>22378.8</text:p>
              </table:table-cell>
              <table:table-cell office:value-type="float" office:value="22398">
                <text:p>22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5070">
                <text:p>25070</text:p>
              </table:table-cell>
              <table:table-cell office:value-type="float" office:value="25182.1">
                <text:p>25182.1</text:p>
              </table:table-cell>
              <table:table-cell office:value-type="float" office:value="25198">
                <text:p>25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7914">
                <text:p>27914</text:p>
              </table:table-cell>
              <table:table-cell office:value-type="float" office:value="27979.2">
                <text:p>27979.2</text:p>
              </table:table-cell>
              <table:table-cell office:value-type="float" office:value="27998">
                <text:p>27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